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1" svg:font-family="Wingdings" style:font-pitch="variable" style:font-charset="x-symbol"/>
    <style:font-face style:name="Wingdings" svg:font-family="Wingding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02in"/>
    </style:style>
    <style:style style:name="co3" style:family="table-column">
      <style:table-column-properties fo:break-before="auto" style:column-width="0.4118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0.8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Wingdings" fo:font-size="9pt" style:font-name-asian="Wingdings" style:font-size-asian="9pt" style:font-name-complex="Wingdings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Wingdings1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Wingdings1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Wingdings" fo:font-size="9pt" fo:font-weight="normal" style:font-name-asian="Wingdings" style:font-size-asian="9pt" style:font-weight-asian="normal" style:font-name-complex="Wingdings" style:font-size-complex="9pt" style:font-weight-complex="normal"/>
    </style:style>
    <style:style style:name="ce1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10"/>
        <table:table-column table:style-name="co5" table:default-cell-style-name="ce10"/>
        <table:table-column table:style-name="co6" table:default-cell-style-name="ce15"/>
        <table:table-column table:style-name="co1" table:number-columns-repeated="1017" table:default-cell-style-name="ce4"/>
        <table:table-column table:style-name="co1" table:default-cell-style-name="Default"/>
        <table:table-row table:style-name="ro1">
          <table:table-cell table:style-name="ce2"/>
          <table:table-cell table:style-name="ce6"/>
          <table:table-cell table:style-name="ce2" table:number-columns-repeated="1021"/>
          <table:table-cell table:style-name="ce18"/>
        </table:table-row>
        <table:table-row table:style-name="ro1">
          <table:table-cell table:style-name="ce3"/>
          <table:table-cell table:style-name="ce7" office:value-type="string" calcext:value-type="string" table:number-columns-spanned="2" table:number-rows-spanned="1">
            <text:p>Index</text:p>
          </table:table-cell>
          <table:covered-table-cell table:style-name="ce3"/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Formatted</text:p>
          </table:table-cell>
          <table:table-cell table:style-name="ce3" office:value-type="string" calcext:value-type="string">
            <text:p>Refactored</text:p>
          </table:table-cell>
          <table:table-cell table:style-name="ce3" table:number-columns-repeated="1017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IF(ISBLANK([.B3]);&quot;&quot;;TEXT([.B3];&quot;0000&quot;))" office:value-type="string" office:string-value="0000" calcext:value-type="string">
            <text:p>0000</text:p>
          </table:table-cell>
          <table:table-cell office:value-type="string" calcext:value-type="string">
            <text:p>logger</text:p>
          </table:table-cell>
          <table:table-cell table:style-name="ce12" table:formula="of:=IF(ISBLANK([.B3]);&quot;&quot;;COM.MICROSOFT.TEXTJOIN(&quot;_&quot;;1;[.C3];[.D3]))" office:value-type="string" office:string-value="0000_logger" calcext:value-type="string">
            <text:p>0000_logger</text:p>
          </table:table-cell>
          <table:table-cell table:style-name="ce14" office:value-type="string" calcext:value-type="string">
            <text:p></text:p>
          </table:table-cell>
          <table:table-cell table:number-columns-repeated="1018"/>
        </table:table-row>
        <table:table-row table:style-name="ro1">
          <table:table-cell/>
          <table:table-cell table:formula="of:=[.B3]+5" office:value-type="float" office:value="5" calcext:value-type="float">
            <text:p>5</text:p>
          </table:table-cell>
          <table:table-cell table:formula="of:=IF(ISBLANK([.B4]);&quot;&quot;;TEXT([.B4];&quot;0000&quot;))" office:value-type="string" office:string-value="0005" calcext:value-type="string">
            <text:p>0005</text:p>
          </table:table-cell>
          <table:table-cell office:value-type="string" calcext:value-type="string">
            <text:p>config</text:p>
          </table:table-cell>
          <table:table-cell table:style-name="ce12" table:formula="of:=IF(ISBLANK([.B4]);&quot;&quot;;COM.MICROSOFT.TEXTJOIN(&quot;_&quot;;1;[.C4];[.D4]))" office:value-type="string" office:string-value="0005_config" calcext:value-type="string">
            <text:p>0005_config</text:p>
          </table:table-cell>
          <table:table-cell table:style-name="ce14" office:value-type="string" calcext:value-type="string">
            <text:p></text:p>
          </table:table-cell>
          <table:table-cell table:number-columns-repeated="1018"/>
        </table:table-row>
        <table:table-row table:style-name="ro1">
          <table:table-cell/>
          <table:table-cell table:formula="of:=[.B4]+5" office:value-type="float" office:value="10" calcext:value-type="float">
            <text:p>10</text:p>
          </table:table-cell>
          <table:table-cell table:formula="of:=IF(ISBLANK([.B5]);&quot;&quot;;TEXT([.B5];&quot;0000&quot;))" office:value-type="string" office:string-value="0010" calcext:value-type="string">
            <text:p>0010</text:p>
          </table:table-cell>
          <table:table-cell office:value-type="string" calcext:value-type="string">
            <text:p>math</text:p>
          </table:table-cell>
          <table:table-cell table:style-name="ce12" table:formula="of:=IF(ISBLANK([.B5]);&quot;&quot;;COM.MICROSOFT.TEXTJOIN(&quot;_&quot;;1;[.C5];[.D5]))" office:value-type="string" office:string-value="0010_math" calcext:value-type="string">
            <text:p>0010_math</text:p>
          </table:table-cell>
          <table:table-cell table:style-name="ce14" office:value-type="string" calcext:value-type="string">
            <text:p></text:p>
          </table:table-cell>
          <table:table-cell table:number-columns-repeated="1018"/>
        </table:table-row>
        <table:table-row table:style-name="ro1">
          <table:table-cell/>
          <table:table-cell table:formula="of:=[.B5]+5" office:value-type="float" office:value="15" calcext:value-type="float">
            <text:p>15</text:p>
          </table:table-cell>
          <table:table-cell table:formula="of:=IF(ISBLANK([.B6]);&quot;&quot;;TEXT([.B6];&quot;0000&quot;))" office:value-type="string" office:string-value="0015" calcext:value-type="string">
            <text:p>0015</text:p>
          </table:table-cell>
          <table:table-cell office:value-type="string" calcext:value-type="string">
            <text:p>linq</text:p>
          </table:table-cell>
          <table:table-cell table:style-name="ce12" table:formula="of:=IF(ISBLANK([.B6]);&quot;&quot;;COM.MICROSOFT.TEXTJOIN(&quot;_&quot;;1;[.C6];[.D6]))" office:value-type="string" office:string-value="0015_linq" calcext:value-type="string">
            <text:p>0015_linq</text:p>
          </table:table-cell>
          <table:table-cell table:style-name="ce14" office:value-type="string" calcext:value-type="string">
            <text:p></text:p>
          </table:table-cell>
          <table:table-cell table:number-columns-repeated="1018"/>
        </table:table-row>
        <table:table-row table:style-name="ro1">
          <table:table-cell/>
          <table:table-cell table:formula="of:=[.B6]+5" office:value-type="float" office:value="20" calcext:value-type="float">
            <text:p>20</text:p>
          </table:table-cell>
          <table:table-cell table:formula="of:=IF(ISBLANK([.B7]);&quot;&quot;;TEXT([.B7];&quot;0000&quot;))" office:value-type="string" office:string-value="0020" calcext:value-type="string">
            <text:p>0020</text:p>
          </table:table-cell>
          <table:table-cell office:value-type="string" calcext:value-type="string">
            <text:p>uuid</text:p>
          </table:table-cell>
          <table:table-cell table:style-name="ce12" table:formula="of:=IF(ISBLANK([.B7]);&quot;&quot;;COM.MICROSOFT.TEXTJOIN(&quot;_&quot;;1;[.C7];[.D7]))" office:value-type="string" office:string-value="0020_uuid" calcext:value-type="string">
            <text:p>0020_uuid</text:p>
          </table:table-cell>
          <table:table-cell table:style-name="ce14" office:value-type="string" calcext:value-type="string">
            <text:p></text:p>
          </table:table-cell>
          <table:table-cell table:number-columns-repeated="1018"/>
        </table:table-row>
        <table:table-row table:style-name="ro1">
          <table:table-cell/>
          <table:table-cell table:formula="of:=[.B7]+5" office:value-type="float" office:value="25" calcext:value-type="float">
            <text:p>25</text:p>
          </table:table-cell>
          <table:table-cell table:formula="of:=IF(ISBLANK([.B8]);&quot;&quot;;TEXT([.B8];&quot;0000&quot;))" office:value-type="string" office:string-value="0025" calcext:value-type="string">
            <text:p>0025</text:p>
          </table:table-cell>
          <table:table-cell office:value-type="string" calcext:value-type="string">
            <text:p>timers</text:p>
          </table:table-cell>
          <table:table-cell table:style-name="ce12" table:formula="of:=IF(ISBLANK([.B8]);&quot;&quot;;COM.MICROSOFT.TEXTJOIN(&quot;_&quot;;1;[.C8];[.D8]))" office:value-type="string" office:string-value="0025_timers" calcext:value-type="string">
            <text:p>0025_timers</text:p>
          </table:table-cell>
          <table:table-cell table:style-name="ce14" office:value-type="string" calcext:value-type="string">
            <text:p>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IF(ISBLANK([.B9]);&quot;&quot;;TEXT([.B9];&quot;0000&quot;))">
            <text:p/>
          </table:table-cell>
          <table:table-cell/>
          <table:table-cell table:style-name="ce12" table:formula="of:=IF(ISBLANK([.B9]);&quot;&quot;;COM.MICROSOFT.TEXTJOIN(&quot;_&quot;;1;[.C9];[.D9]))">
            <text:p/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IF(ISBLANK([.B10]);&quot;&quot;;TEXT([.B10];&quot;0000&quot;))" office:value-type="string" office:string-value="0100" calcext:value-type="string">
            <text:p>0100</text:p>
          </table:table-cell>
          <table:table-cell office:value-type="string" calcext:value-type="string">
            <text:p>init</text:p>
          </table:table-cell>
          <table:table-cell table:style-name="ce12" table:formula="of:=IF(ISBLANK([.B10]);&quot;&quot;;COM.MICROSOFT.TEXTJOIN(&quot;_&quot;;1;[.C10];[.D10]))" office:value-type="string" office:string-value="0100_init" calcext:value-type="string">
            <text:p>0100_init</text:p>
          </table:table-cell>
          <table:table-cell table:style-name="ce14" office:value-type="string" calcext:value-type="string">
            <text:p></text:p>
          </table:table-cell>
          <table:table-cell table:number-columns-repeated="1018"/>
        </table:table-row>
        <table:table-row table:style-name="ro1">
          <table:table-cell/>
          <table:table-cell table:formula="of:=[.B10]+10" office:value-type="float" office:value="110" calcext:value-type="float">
            <text:p>110</text:p>
          </table:table-cell>
          <table:table-cell table:formula="of:=IF(ISBLANK([.B11]);&quot;&quot;;TEXT([.B11];&quot;0000&quot;))" office:value-type="string" office:string-value="0110" calcext:value-type="string">
            <text:p>0110</text:p>
          </table:table-cell>
          <table:table-cell office:value-type="string" calcext:value-type="string">
            <text:p>eden</text:p>
          </table:table-cell>
          <table:table-cell table:style-name="ce12" table:formula="of:=IF(ISBLANK([.B11]);&quot;&quot;;COM.MICROSOFT.TEXTJOIN(&quot;_&quot;;1;[.C11];[.D11]))" office:value-type="string" office:string-value="0110_eden" calcext:value-type="string">
            <text:p>0110_eden</text:p>
          </table:table-cell>
          <table:table-cell table:style-name="ce14" office:value-type="string" calcext:value-type="string">
            <text:p></text:p>
          </table:table-cell>
          <table:table-cell table:number-columns-repeated="1018"/>
        </table:table-row>
        <table:table-row table:style-name="ro1">
          <table:table-cell/>
          <table:table-cell table:formula="of:=[.B11]+10" office:value-type="float" office:value="120" calcext:value-type="float">
            <text:p>120</text:p>
          </table:table-cell>
          <table:table-cell table:formula="of:=IF(ISBLANK([.B12]);&quot;&quot;;TEXT([.B12];&quot;0000&quot;))" office:value-type="string" office:string-value="0120" calcext:value-type="string">
            <text:p>0120</text:p>
          </table:table-cell>
          <table:table-cell office:value-type="string" calcext:value-type="string">
            <text:p>common</text:p>
          </table:table-cell>
          <table:table-cell table:style-name="ce12" table:formula="of:=IF(ISBLANK([.B12]);&quot;&quot;;COM.MICROSOFT.TEXTJOIN(&quot;_&quot;;1;[.C12];[.D12]))" office:value-type="string" office:string-value="0120_common" calcext:value-type="string">
            <text:p>0120_common</text:p>
          </table:table-cell>
          <table:table-cell table:style-name="ce14" office:value-type="string" calcext:value-type="string">
            <text:p></text:p>
          </table:table-cell>
          <table:table-cell table:number-columns-repeated="1018"/>
        </table:table-row>
        <table:table-row table:style-name="ro1">
          <table:table-cell/>
          <table:table-cell table:formula="of:=[.B12]+10" office:value-type="float" office:value="130" calcext:value-type="float">
            <text:p>130</text:p>
          </table:table-cell>
          <table:table-cell table:formula="of:=IF(ISBLANK([.B13]);&quot;&quot;;TEXT([.B13];&quot;0000&quot;))" office:value-type="string" office:string-value="0130" calcext:value-type="string">
            <text:p>0130</text:p>
          </table:table-cell>
          <table:table-cell office:value-type="string" calcext:value-type="string">
            <text:p>core</text:p>
          </table:table-cell>
          <table:table-cell table:style-name="ce12" table:formula="of:=IF(ISBLANK([.B13]);&quot;&quot;;COM.MICROSOFT.TEXTJOIN(&quot;_&quot;;1;[.C13];[.D13]))" office:value-type="string" office:string-value="0130_core" calcext:value-type="string">
            <text:p>0130_core</text:p>
          </table:table-cell>
          <table:table-cell table:style-name="ce14" office:value-type="string" calcext:value-type="string">
            <text:p></text:p>
          </table:table-cell>
          <table:table-cell table:number-columns-repeated="1018"/>
        </table:table-row>
        <table:table-row table:style-name="ro1">
          <table:table-cell/>
          <table:table-cell table:formula="of:=[.B13]+10" office:value-type="float" office:value="140" calcext:value-type="float">
            <text:p>140</text:p>
          </table:table-cell>
          <table:table-cell table:formula="of:=IF(ISBLANK([.B14]);&quot;&quot;;TEXT([.B14];&quot;0000&quot;))" office:value-type="string" office:string-value="0140" calcext:value-type="string">
            <text:p>0140</text:p>
          </table:table-cell>
          <table:table-cell office:value-type="string" calcext:value-type="string">
            <text:p>persistence</text:p>
          </table:table-cell>
          <table:table-cell table:style-name="ce12" table:formula="of:=IF(ISBLANK([.B14]);&quot;&quot;;COM.MICROSOFT.TEXTJOIN(&quot;_&quot;;1;[.C14];[.D14]))" office:value-type="string" office:string-value="0140_persistence" calcext:value-type="string">
            <text:p>0140_persistence</text:p>
          </table:table-cell>
          <table:table-cell table:style-name="ce14" office:value-type="string" calcext:value-type="string">
            <text:p></text:p>
          </table:table-cell>
          <table:table-cell table:number-columns-repeated="1018"/>
        </table:table-row>
        <table:table-row table:style-name="ro1">
          <table:table-cell/>
          <table:table-cell table:formula="of:=[.B14]+10" office:value-type="float" office:value="150" calcext:value-type="float">
            <text:p>150</text:p>
          </table:table-cell>
          <table:table-cell table:formula="of:=IF(ISBLANK([.B15]);&quot;&quot;;TEXT([.B15];&quot;0000&quot;))" office:value-type="string" office:string-value="0150" calcext:value-type="string">
            <text:p>0150</text:p>
          </table:table-cell>
          <table:table-cell office:value-type="string" calcext:value-type="string">
            <text:p>respawn</text:p>
          </table:table-cell>
          <table:table-cell table:style-name="ce12" table:formula="of:=IF(ISBLANK([.B15]);&quot;&quot;;COM.MICROSOFT.TEXTJOIN(&quot;_&quot;;1;[.C15];[.D15]))" office:value-type="string" office:string-value="0150_respawn" calcext:value-type="string">
            <text:p>0150_respawn</text:p>
          </table:table-cell>
          <table:table-cell table:style-name="ce14" office:value-type="string" calcext:value-type="string">
            <text:p>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9"/>
          <table:table-cell table:style-name="ce9" table:formula="of:=IF(ISBLANK([.B16]);&quot;&quot;;TEXT([.B16];&quot;0000&quot;))">
            <text:p/>
          </table:table-cell>
          <table:table-cell table:style-name="ce11"/>
          <table:table-cell table:style-name="ce13" table:formula="of:=IF(ISBLANK([.B16]);&quot;&quot;;COM.MICROSOFT.TEXTJOIN(&quot;_&quot;;1;[.C16];[.D16]))">
            <text:p/>
          </table:table-cell>
          <table:table-cell table:style-name="ce16"/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 office:value-type="float" office:value="200" calcext:value-type="float">
            <text:p>200</text:p>
          </table:table-cell>
          <table:table-cell table:style-name="ce9" table:formula="of:=IF(ISBLANK([.B17]);&quot;&quot;;TEXT([.B17];&quot;0000&quot;))" office:value-type="string" office:string-value="0200" calcext:value-type="string">
            <text:p>0200</text:p>
          </table:table-cell>
          <table:table-cell table:style-name="ce11" office:value-type="string" calcext:value-type="string">
            <text:p>admin</text:p>
          </table:table-cell>
          <table:table-cell table:style-name="ce13" table:formula="of:=IF(ISBLANK([.B17]);&quot;&quot;;COM.MICROSOFT.TEXTJOIN(&quot;_&quot;;1;[.C17];[.D17]))" office:value-type="string" office:string-value="0200_admin" calcext:value-type="string">
            <text:p>0200_admin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 table:formula="of:=[.B17]+10" office:value-type="float" office:value="210" calcext:value-type="float">
            <text:p>210</text:p>
          </table:table-cell>
          <table:table-cell table:style-name="ce9" table:formula="of:=IF(ISBLANK([.B18]);&quot;&quot;;TEXT([.B18];&quot;0000&quot;))" office:value-type="string" office:string-value="0210" calcext:value-type="string">
            <text:p>0210</text:p>
          </table:table-cell>
          <table:table-cell table:style-name="ce11" office:value-type="string" calcext:value-type="string">
            <text:p>resources</text:p>
          </table:table-cell>
          <table:table-cell table:style-name="ce13" table:formula="of:=IF(ISBLANK([.B18]);&quot;&quot;;COM.MICROSOFT.TEXTJOIN(&quot;_&quot;;1;[.C18];[.D18]))" office:value-type="string" office:string-value="0210_resources" calcext:value-type="string">
            <text:p>0210_resources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 table:formula="of:=[.B18]+10" office:value-type="float" office:value="220" calcext:value-type="float">
            <text:p>220</text:p>
          </table:table-cell>
          <table:table-cell table:style-name="ce9" table:formula="of:=IF(ISBLANK([.B19]);&quot;&quot;;TEXT([.B19];&quot;0000&quot;))" office:value-type="string" office:string-value="0220" calcext:value-type="string">
            <text:p>0220</text:p>
          </table:table-cell>
          <table:table-cell table:style-name="ce11" office:value-type="string" calcext:value-type="string">
            <text:p>permissions</text:p>
          </table:table-cell>
          <table:table-cell table:style-name="ce13" table:formula="of:=IF(ISBLANK([.B19]);&quot;&quot;;COM.MICROSOFT.TEXTJOIN(&quot;_&quot;;1;[.C19];[.D19]))" office:value-type="string" office:string-value="0220_permissions" calcext:value-type="string">
            <text:p>0220_permissions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 table:formula="of:=[.B19]+10" office:value-type="float" office:value="230" calcext:value-type="float">
            <text:p>230</text:p>
          </table:table-cell>
          <table:table-cell table:style-name="ce9" table:formula="of:=IF(ISBLANK([.B20]);&quot;&quot;;TEXT([.B20];&quot;0000&quot;))" office:value-type="string" office:string-value="0230" calcext:value-type="string">
            <text:p>0230</text:p>
          </table:table-cell>
          <table:table-cell table:style-name="ce11" office:value-type="string" calcext:value-type="string">
            <text:p>arsenal</text:p>
          </table:table-cell>
          <table:table-cell table:style-name="ce13" table:formula="of:=IF(ISBLANK([.B20]);&quot;&quot;;COM.MICROSOFT.TEXTJOIN(&quot;_&quot;;1;[.C20];[.D20]))" office:value-type="string" office:string-value="0230_arsenal" calcext:value-type="string">
            <text:p>0230_arsenal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/>
          <table:table-cell table:style-name="ce9" table:formula="of:=IF(ISBLANK([.B21]);&quot;&quot;;TEXT([.B21];&quot;0000&quot;))">
            <text:p/>
          </table:table-cell>
          <table:table-cell table:style-name="ce11"/>
          <table:table-cell table:style-name="ce13" table:formula="of:=IF(ISBLANK([.B21]);&quot;&quot;;COM.MICROSOFT.TEXTJOIN(&quot;_&quot;;1;[.C21];[.D21]))">
            <text:p/>
          </table:table-cell>
          <table:table-cell table:style-name="ce16"/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 office:value-type="float" office:value="300" calcext:value-type="float">
            <text:p>300</text:p>
          </table:table-cell>
          <table:table-cell table:style-name="ce9" table:formula="of:=IF(ISBLANK([.B22]);&quot;&quot;;TEXT([.B22];&quot;0000&quot;))" office:value-type="string" office:string-value="0300" calcext:value-type="string">
            <text:p>0300</text:p>
          </table:table-cell>
          <table:table-cell table:style-name="ce11" office:value-type="string" calcext:value-type="string">
            <text:p>plm</text:p>
          </table:table-cell>
          <table:table-cell table:style-name="ce13" table:formula="of:=IF(ISBLANK([.B22]);&quot;&quot;;COM.MICROSOFT.TEXTJOIN(&quot;_&quot;;1;[.C22];[.D22]))" office:value-type="string" office:string-value="0300_plm" calcext:value-type="string">
            <text:p>0300_plm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 table:formula="of:=[.B22]+10" office:value-type="float" office:value="310" calcext:value-type="float">
            <text:p>310</text:p>
          </table:table-cell>
          <table:table-cell table:style-name="ce9" table:formula="of:=IF(ISBLANK([.B23]);&quot;&quot;;TEXT([.B23];&quot;0000&quot;))" office:value-type="string" office:string-value="0310" calcext:value-type="string">
            <text:p>0310</text:p>
          </table:table-cell>
          <table:table-cell table:style-name="ce11" office:value-type="string" calcext:value-type="string">
            <text:p>virtual</text:p>
          </table:table-cell>
          <table:table-cell table:style-name="ce13" table:formula="of:=IF(ISBLANK([.B23]);&quot;&quot;;COM.MICROSOFT.TEXTJOIN(&quot;_&quot;;1;[.C23];[.D23]))" office:value-type="string" office:string-value="0310_virtual" calcext:value-type="string">
            <text:p>0310_virtual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 table:formula="of:=[.B23]+10" office:value-type="float" office:value="320" calcext:value-type="float">
            <text:p>320</text:p>
          </table:table-cell>
          <table:table-cell table:style-name="ce9" table:formula="of:=IF(ISBLANK([.B24]);&quot;&quot;;TEXT([.B24];&quot;0000&quot;))" office:value-type="string" office:string-value="0320" calcext:value-type="string">
            <text:p>0320</text:p>
          </table:table-cell>
          <table:table-cell table:style-name="ce11" office:value-type="string" calcext:value-type="string">
            <text:p>build</text:p>
          </table:table-cell>
          <table:table-cell table:style-name="ce13" table:formula="of:=IF(ISBLANK([.B24]);&quot;&quot;;COM.MICROSOFT.TEXTJOIN(&quot;_&quot;;1;[.C24];[.D24]))" office:value-type="string" office:string-value="0320_build" calcext:value-type="string">
            <text:p>0320_build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 table:formula="of:=[.B24]+10" office:value-type="float" office:value="330" calcext:value-type="float">
            <text:p>330</text:p>
          </table:table-cell>
          <table:table-cell table:style-name="ce9" table:formula="of:=IF(ISBLANK([.B25]);&quot;&quot;;TEXT([.B25];&quot;0000&quot;))" office:value-type="string" office:string-value="0330" calcext:value-type="string">
            <text:p>0330</text:p>
          </table:table-cell>
          <table:table-cell table:style-name="ce11" office:value-type="string" calcext:value-type="string">
            <text:p>garrison</text:p>
          </table:table-cell>
          <table:table-cell table:style-name="ce13" table:formula="of:=IF(ISBLANK([.B25]);&quot;&quot;;COM.MICROSOFT.TEXTJOIN(&quot;_&quot;;1;[.C25];[.D25]))" office:value-type="string" office:string-value="0330_garrison" calcext:value-type="string">
            <text:p>0330_garrison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/>
          <table:table-cell table:style-name="ce9" table:formula="of:=IF(ISBLANK([.B26]);&quot;&quot;;TEXT([.B26];&quot;0000&quot;))">
            <text:p/>
          </table:table-cell>
          <table:table-cell table:style-name="ce11"/>
          <table:table-cell table:style-name="ce13" table:formula="of:=IF(ISBLANK([.B26]);&quot;&quot;;COM.MICROSOFT.TEXTJOIN(&quot;_&quot;;1;[.C26];[.D26]))">
            <text:p/>
          </table:table-cell>
          <table:table-cell table:style-name="ce16"/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 office:value-type="float" office:value="400" calcext:value-type="float">
            <text:p>400</text:p>
          </table:table-cell>
          <table:table-cell table:style-name="ce9" table:formula="of:=IF(ISBLANK([.B27]);&quot;&quot;;TEXT([.B27];&quot;0000&quot;))" office:value-type="string" office:string-value="0400" calcext:value-type="string">
            <text:p>0400</text:p>
          </table:table-cell>
          <table:table-cell table:style-name="ce11" office:value-type="string" calcext:value-type="string">
            <text:p>logistic</text:p>
          </table:table-cell>
          <table:table-cell table:style-name="ce13" table:formula="of:=IF(ISBLANK([.B27]);&quot;&quot;;COM.MICROSOFT.TEXTJOIN(&quot;_&quot;;1;[.C27];[.D27]))" office:value-type="string" office:string-value="0400_logistic" calcext:value-type="string">
            <text:p>0400_logistic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 table:formula="of:=[.B27]+10" office:value-type="float" office:value="410" calcext:value-type="float">
            <text:p>410</text:p>
          </table:table-cell>
          <table:table-cell table:style-name="ce9" table:formula="of:=IF(ISBLANK([.B28]);&quot;&quot;;TEXT([.B28];&quot;0000&quot;))" office:value-type="string" office:string-value="0410" calcext:value-type="string">
            <text:p>0410</text:p>
          </table:table-cell>
          <table:table-cell table:style-name="ce11" office:value-type="string" calcext:value-type="string">
            <text:p>production</text:p>
          </table:table-cell>
          <table:table-cell table:style-name="ce13" table:formula="of:=IF(ISBLANK([.B28]);&quot;&quot;;COM.MICROSOFT.TEXTJOIN(&quot;_&quot;;1;[.C28];[.D28]))" office:value-type="string" office:string-value="0410_production" calcext:value-type="string">
            <text:p>0410_production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 table:formula="of:=[.B28]+10" office:value-type="float" office:value="420" calcext:value-type="float">
            <text:p>420</text:p>
          </table:table-cell>
          <table:table-cell table:style-name="ce9" table:formula="of:=IF(ISBLANK([.B29]);&quot;&quot;;TEXT([.B29];&quot;0000&quot;))" office:value-type="string" office:string-value="0420" calcext:value-type="string">
            <text:p>0420</text:p>
          </table:table-cell>
          <table:table-cell table:style-name="ce11" office:value-type="string" calcext:value-type="string">
            <text:p>enemy</text:p>
          </table:table-cell>
          <table:table-cell table:style-name="ce13" table:formula="of:=IF(ISBLANK([.B29]);&quot;&quot;;COM.MICROSOFT.TEXTJOIN(&quot;_&quot;;1;[.C29];[.D29]))" office:value-type="string" office:string-value="0420_enemy" calcext:value-type="string">
            <text:p>0420_enemy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 table:formula="of:=[.B29]+10" office:value-type="float" office:value="430" calcext:value-type="float">
            <text:p>430</text:p>
          </table:table-cell>
          <table:table-cell table:style-name="ce9" table:formula="of:=IF(ISBLANK([.B30]);&quot;&quot;;TEXT([.B30];&quot;0000&quot;))" office:value-type="string" office:string-value="0430" calcext:value-type="string">
            <text:p>0430</text:p>
          </table:table-cell>
          <table:table-cell table:style-name="ce11" office:value-type="string" calcext:value-type="string">
            <text:p>cratefiller</text:p>
          </table:table-cell>
          <table:table-cell table:style-name="ce13" table:formula="of:=IF(ISBLANK([.B30]);&quot;&quot;;COM.MICROSOFT.TEXTJOIN(&quot;_&quot;;1;[.C30];[.D30]))" office:value-type="string" office:string-value="0430_cratefiller" calcext:value-type="string">
            <text:p>0430_cratefiller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/>
          <table:table-cell table:style-name="ce9" table:formula="of:=IF(ISBLANK([.B31]);&quot;&quot;;TEXT([.B31];&quot;0000&quot;))">
            <text:p/>
          </table:table-cell>
          <table:table-cell table:style-name="ce11"/>
          <table:table-cell table:style-name="ce13" table:formula="of:=IF(ISBLANK([.B31]);&quot;&quot;;COM.MICROSOFT.TEXTJOIN(&quot;_&quot;;1;[.C31];[.D31]))">
            <text:p/>
          </table:table-cell>
          <table:table-cell table:style-name="ce16"/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 office:value-type="float" office:value="800" calcext:value-type="float">
            <text:p>800</text:p>
          </table:table-cell>
          <table:table-cell table:style-name="ce9" table:formula="of:=IF(ISBLANK([.B32]);&quot;&quot;;TEXT([.B32];&quot;0000&quot;))" office:value-type="string" office:string-value="0800" calcext:value-type="string">
            <text:p>0800</text:p>
          </table:table-cell>
          <table:table-cell table:style-name="ce11" office:value-type="string" calcext:value-type="string">
            <text:p>mission</text:p>
          </table:table-cell>
          <table:table-cell table:style-name="ce13" table:formula="of:=IF(ISBLANK([.B32]);&quot;&quot;;COM.MICROSOFT.TEXTJOIN(&quot;_&quot;;1;[.C32];[.D32]))" office:value-type="string" office:string-value="0800_mission" calcext:value-type="string">
            <text:p>0800_mission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 table:formula="of:=[.B32]+10" office:value-type="float" office:value="810" calcext:value-type="float">
            <text:p>810</text:p>
          </table:table-cell>
          <table:table-cell table:style-name="ce9" table:formula="of:=IF(ISBLANK([.B33]);&quot;&quot;;TEXT([.B33];&quot;0000&quot;))" office:value-type="string" office:string-value="0810" calcext:value-type="string">
            <text:p>0810</text:p>
          </table:table-cell>
          <table:table-cell table:style-name="ce11" office:value-type="string" calcext:value-type="string">
            <text:p>captive</text:p>
          </table:table-cell>
          <table:table-cell table:style-name="ce13" table:formula="of:=IF(ISBLANK([.B33]);&quot;&quot;;COM.MICROSOFT.TEXTJOIN(&quot;_&quot;;1;[.C33];[.D33]))" office:value-type="string" office:string-value="0810_captive" calcext:value-type="string">
            <text:p>0810_captive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/>
          <table:table-cell table:style-name="ce9" table:formula="of:=IF(ISBLANK([.B34]);&quot;&quot;;TEXT([.B34];&quot;0000&quot;))">
            <text:p/>
          </table:table-cell>
          <table:table-cell table:style-name="ce11"/>
          <table:table-cell table:style-name="ce13" table:formula="of:=IF(ISBLANK([.B34]);&quot;&quot;;COM.MICROSOFT.TEXTJOIN(&quot;_&quot;;1;[.C34];[.D34]))">
            <text:p/>
          </table:table-cell>
          <table:table-cell table:style-name="ce16"/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 office:value-type="float" office:value="900" calcext:value-type="float">
            <text:p>900</text:p>
          </table:table-cell>
          <table:table-cell table:style-name="ce9" table:formula="of:=IF(ISBLANK([.B35]);&quot;&quot;;TEXT([.B35];&quot;0000&quot;))" office:value-type="string" office:string-value="0900" calcext:value-type="string">
            <text:p>0900</text:p>
          </table:table-cell>
          <table:table-cell table:style-name="ce11" office:value-type="string" calcext:value-type="string">
            <text:p>missions</text:p>
          </table:table-cell>
          <table:table-cell table:style-name="ce13" table:formula="of:=IF(ISBLANK([.B35]);&quot;&quot;;COM.MICROSOFT.TEXTJOIN(&quot;_&quot;;1;[.C35];[.D35]))" office:value-type="string" office:string-value="0900_missions" calcext:value-type="string">
            <text:p>0900_missions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1017"/>
          <table:table-cell table:style-name="ce18"/>
        </table:table-row>
        <table:table-row table:style-name="ro1">
          <table:table-cell table:style-name="ce5"/>
          <table:table-cell table:style-name="ce9" table:formula="of:=[.B35]+10" office:value-type="float" office:value="910" calcext:value-type="float">
            <text:p>910</text:p>
          </table:table-cell>
          <table:table-cell table:style-name="ce9" table:formula="of:=IF(ISBLANK([.B36]);&quot;&quot;;TEXT([.B36];&quot;0000&quot;))" office:value-type="string" office:string-value="0910" calcext:value-type="string">
            <text:p>0910</text:p>
          </table:table-cell>
          <table:table-cell table:style-name="ce11" office:value-type="string" calcext:value-type="string">
            <text:p>example</text:p>
          </table:table-cell>
          <table:table-cell table:style-name="ce13" table:formula="of:=IF(ISBLANK([.B36]);&quot;&quot;;COM.MICROSOFT.TEXTJOIN(&quot;_&quot;;1;[.C36];[.D36]))" office:value-type="string" office:string-value="0910_example" calcext:value-type="string">
            <text:p>0910_example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1017"/>
          <table:table-cell table:style-name="ce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1" svg:font-family="Wingdings" style:font-pitch="variable" style:font-charset="x-symbol"/>
    <style:font-face style:name="Wingdings" svg:font-family="Wingding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8:48:10.5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23:02:48.576000000</meta:creation-date>
    <meta:generator>LibreOffice/7.0.1.2$Windows_X86_64 LibreOffice_project/7cbcfc562f6eb6708b5ff7d7397325de9e764452</meta:generator>
    <dc:date>2021-02-02T20:48:48.104000000</dc:date>
    <meta:editing-duration>PT2H30M55S</meta:editing-duration>
    <meta:editing-cycles>52</meta:editing-cycles>
    <meta:document-statistic meta:table-count="1" meta:cell-count="156" meta:object-count="0"/>
  </office:meta>
</office:document-meta>
</file>